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69.7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uery5-UK-USA-all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3" table:visibility="collapse" table:default-cell-style-name="Default"/>
        <table:table-column table:style-name="co17" table:visibility="collapse" table:default-cell-style-name="Default"/>
        <table:table-column table:style-name="co9" table:visibility="collapse" table:default-cell-style-name="Default"/>
        <table:table-column table:style-name="co18" table:default-cell-style-name="Default"/>
        <table:table-column table:style-name="co2" table:visibility="collapse" table:default-cell-style-name="Default"/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 Desc.</text:p>
          </table:table-cell>
          <table:table-cell office:value-type="string" calcext:value-type="string">
            <text:p>Aggregate Level</text:p>
          </table:table-cell>
          <table:table-cell office:value-type="string" calcext:value-type="string">
            <text:p>Is Leaf Code</text:p>
          </table:table-cell>
          <table:table-cell office:value-type="string" calcext:value-type="string">
            <text:p>Trade Flow Code</text:p>
          </table:table-cell>
          <table:table-cell office:value-type="string" calcext:value-type="string">
            <text:p>Trade Flow</text:p>
          </table:table-cell>
          <table:table-cell office:value-type="string" calcext:value-type="string">
            <text:p>Reporter Code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Reporter ISO</text:p>
          </table:table-cell>
          <table:table-cell office:value-type="string" calcext:value-type="string">
            <text:p>Partner Co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ner ISO</text:p>
          </table:table-cell>
          <table:table-cell office:value-type="string" calcext:value-type="string">
            <text:p>Commodity Code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Qty Unit Code</text:p>
          </table:table-cell>
          <table:table-cell office:value-type="string" calcext:value-type="string">
            <text:p>Qty 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tweight (kg)</text:p>
          </table:table-cell>
          <table:table-cell office:value-type="string" calcext:value-type="string">
            <text:p>Trade Value (US$)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764710" calcext:value-type="float">
            <text:p>35764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43529289" calcext:value-type="float">
            <text:p>343529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2843665" calcext:value-type="float">
            <text:p>72843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7947898" calcext:value-type="float">
            <text:p>87947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6569803" calcext:value-type="float">
            <text:p>266569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88078534" calcext:value-type="float">
            <text:p>88078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00791663" calcext:value-type="float">
            <text:p>10079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7273024" calcext:value-type="float">
            <text:p>6727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58571509" calcext:value-type="float">
            <text:p>15857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23193344" calcext:value-type="float">
            <text:p>123193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04782464" calcext:value-type="float">
            <text:p>20478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7837174" calcext:value-type="float">
            <text:p>28783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45671531" calcext:value-type="float">
            <text:p>14567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1930778" calcext:value-type="float">
            <text:p>5193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6435308" calcext:value-type="float">
            <text:p>66435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7406712" calcext:value-type="float">
            <text:p>57406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9245376" calcext:value-type="float">
            <text:p>289245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9960056" calcext:value-type="float">
            <text:p>5996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49472832" calcext:value-type="float">
            <text:p>24947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1952232" calcext:value-type="float">
            <text:p>5195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7130992" calcext:value-type="float">
            <text:p>22713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4554727" calcext:value-type="float">
            <text:p>24554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57604954" calcext:value-type="float">
            <text:p>257604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83552" calcext:value-type="float">
            <text:p>2308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151584" calcext:value-type="float">
            <text:p>27215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017212" calcext:value-type="float">
            <text:p>28017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6405922" calcext:value-type="float">
            <text:p>266405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3034614" calcext:value-type="float">
            <text:p>13034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80088404" calcext:value-type="float">
            <text:p>380088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1085181" calcext:value-type="float">
            <text:p>11085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1371390" calcext:value-type="float">
            <text:p>28137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38752538" calcext:value-type="float">
            <text:p>63875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4041275" calcext:value-type="float">
            <text:p>3404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3027593" calcext:value-type="float">
            <text:p>43027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49762302" calcext:value-type="float">
            <text:p>64976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412176" calcext:value-type="float">
            <text:p>3541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44161040" calcext:value-type="float">
            <text:p>24416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2781432" calcext:value-type="float">
            <text:p>5278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>US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on an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3964272" calcext:value-type="float">
            <text:p>19396427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3T12:34:23.478747940</dc:date>
    <meta:editing-duration>PT48S</meta:editing-duration>
    <meta:editing-cycles>1</meta:editing-cycles>
    <meta:document-statistic meta:table-count="1" meta:cell-count="806" meta:object-count="0"/>
    <meta:generator>LibreOffice/4.4.0.3$Linux_X86_64 LibreOffice_project/40m0$Build-3</meta:generator>
  </office:meta>
</office:document-meta>
</file>